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2.09pt"/>
    </style:style>
    <style:style style:name="co3" style:family="table-column">
      <style:table-column-properties fo:break-before="auto" style:column-width="71.09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72.11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othing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48" calcext:value-type="float">
            <text:p>2648</text:p>
          </table:table-cell>
          <table:table-cell office:value-type="float" office:value="1741" calcext:value-type="float">
            <text:p>1741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05" calcext:value-type="float">
            <text:p>2305</text:p>
          </table:table-cell>
          <table:table-cell office:value-type="float" office:value="1242" calcext:value-type="float">
            <text:p>1242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46" calcext:value-type="float">
            <text:p>1046</text:p>
          </table:table-cell>
          <table:table-cell office:value-type="float" office:value="807" calcext:value-type="float">
            <text:p>80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34" calcext:value-type="float">
            <text:p>934</text:p>
          </table:table-cell>
          <table:table-cell office:value-type="float" office:value="581" calcext:value-type="float">
            <text:p>58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93" calcext:value-type="float">
            <text:p>893</text:p>
          </table:table-cell>
          <table:table-cell office:value-type="float" office:value="514" calcext:value-type="float">
            <text:p>514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61" calcext:value-type="float">
            <text:p>761</text:p>
          </table:table-cell>
          <table:table-cell office:value-type="float" office:value="662" calcext:value-type="float">
            <text:p>66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43" calcext:value-type="float">
            <text:p>643</text:p>
          </table:table-cell>
          <table:table-cell office:value-type="float" office:value="597" calcext:value-type="float">
            <text:p>5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26" calcext:value-type="float">
            <text:p>526</text:p>
          </table:table-cell>
          <table:table-cell office:value-type="float" office:value="364" calcext:value-type="float">
            <text:p>36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89" calcext:value-type="float">
            <text:p>489</text:p>
          </table:table-cell>
          <table:table-cell office:value-type="float" office:value="363" calcext:value-type="float">
            <text:p>3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34" calcext:value-type="float">
            <text:p>434</text:p>
          </table:table-cell>
          <table:table-cell office:value-type="float" office:value="377" calcext:value-type="float">
            <text:p>3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82" calcext:value-type="float">
            <text:p>382</text:p>
          </table:table-cell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verlapping</text:p>
          </table:table-cell>
          <table:table-cell office:value-type="float" office:value="313" calcext:value-type="float">
            <text:p>313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7" calcext:value-type="float">
            <text:p>307</text:p>
          </table:table-cell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69" calcext:value-type="float">
            <text:p>269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3" calcext:value-type="float">
            <text:p>233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2" calcext:value-type="float">
            <text:p>222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verlapping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64" calcext:value-type="float">
            <text:p>164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ean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kimon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7" calcext:value-type="float">
            <text:p>250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2" calcext:value-type="float">
            <text:p>315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4" calcext:value-type="float">
            <text:p>160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6" calcext:value-type="float">
            <text:p>128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8" calcext:value-type="float">
            <text:p>226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2" calcext:value-type="float">
            <text:p>135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1" calcext:value-type="float">
            <text:p>16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8" calcext:value-type="float">
            <text:p>119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6" calcext:value-type="float">
            <text:p>173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5" calcext:value-type="float">
            <text:p>213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5" calcext:value-type="float">
            <text:p>13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7" calcext:value-type="float">
            <text:p>128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polo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3" calcext:value-type="float">
            <text:p>215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0" calcext:value-type="float">
            <text:p>309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6" calcext:value-type="float">
            <text:p>508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4" calcext:value-type="float">
            <text:p>126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imono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9" calcext:value-type="float">
            <text:p>111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7" calcext:value-type="float">
            <text:p>518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82" calcext:value-type="float">
            <text:p>36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8" calcext:value-type="float">
            <text:p>298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6" calcext:value-type="float">
            <text:p>217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8" calcext:value-type="float">
            <text:p>168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" calcext:value-type="float">
            <text:p>167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8" calcext:value-type="float">
            <text:p>298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6" calcext:value-type="float">
            <text:p>327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7" calcext:value-type="float">
            <text:p>721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7" calcext:value-type="float">
            <text:p>20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5" calcext:value-type="float">
            <text:p>194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2" calcext:value-type="float">
            <text:p>182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5" calcext:value-type="float">
            <text:p>179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4" calcext:value-type="float">
            <text:p>168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12" calcext:value-type="float">
            <text:p>708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5" calcext:value-type="float">
            <text:p>168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8" calcext:value-type="float">
            <text:p>195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2" calcext:value-type="float">
            <text:p>244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u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n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3" calcext:value-type="float">
            <text:p>182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1" calcext:value-type="float">
            <text:p>168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ports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1" calcext:value-type="float">
            <text:p>171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1" calcext:value-type="float">
            <text:p>309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4" calcext:value-type="float">
            <text:p>186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4" calcext:value-type="float">
            <text:p>244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58" calcext:value-type="float">
            <text:p>699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9" calcext:value-type="float">
            <text:p>154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8" calcext:value-type="float">
            <text:p>184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8" calcext:value-type="float">
            <text:p>189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9" calcext:value-type="float">
            <text:p>198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6" calcext:value-type="float">
            <text:p>106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5" calcext:value-type="float">
            <text:p>258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9" calcext:value-type="float">
            <text:p>295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2" calcext:value-type="float">
            <text:p>357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18" calcext:value-type="float">
            <text:p>374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2" calcext:value-type="float">
            <text:p>377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9" calcext:value-type="float">
            <text:p>301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4" calcext:value-type="float">
            <text:p>184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1" calcext:value-type="float">
            <text:p>215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8" calcext:value-type="float">
            <text:p>228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" calcext:value-type="float">
            <text:p>258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9" calcext:value-type="float">
            <text:p>262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5" calcext:value-type="float">
            <text:p>30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7" calcext:value-type="float">
            <text:p>324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3" calcext:value-type="float">
            <text:p>350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9" calcext:value-type="float">
            <text:p>733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5" calcext:value-type="float">
            <text:p>777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8" calcext:value-type="float">
            <text:p>211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9" calcext:value-type="float">
            <text:p>122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7" calcext:value-type="float">
            <text:p>255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1" calcext:value-type="float">
            <text:p>175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4" calcext:value-type="float">
            <text:p>180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8" calcext:value-type="float">
            <text:p>19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6" calcext:value-type="float">
            <text:p>194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in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5" calcext:value-type="float">
            <text:p>230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0" calcext:value-type="float">
            <text:p>239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80" calcext:value-type="float">
            <text:p>696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1" calcext:value-type="float">
            <text:p>272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1" calcext:value-type="float">
            <text:p>29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it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3" calcext:value-type="float">
            <text:p>298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seball glov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7" calcext:value-type="float">
            <text:p>315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8" calcext:value-type="float">
            <text:p>33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14" calcext:value-type="float">
            <text:p>682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u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4" calcext:value-type="float">
            <text:p>135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" calcext:value-type="float">
            <text:p>132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4" calcext:value-type="float">
            <text:p>128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th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2" calcext:value-type="float">
            <text:p>181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1" calcext:value-type="float">
            <text:p>198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overa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5" calcext:value-type="float">
            <text:p>192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8" calcext:value-type="float">
            <text:p>183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" calcext:value-type="float">
            <text:p>16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9" calcext:value-type="float">
            <text:p>165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7" calcext:value-type="float">
            <text:p>23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9" calcext:value-type="float">
            <text:p>220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7" calcext:value-type="float">
            <text:p>420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3" calcext:value-type="float">
            <text:p>253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6" calcext:value-type="float">
            <text:p>256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2" calcext:value-type="float">
            <text:p>272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9" calcext:value-type="float">
            <text:p>282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6" calcext:value-type="float">
            <text:p>283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6" calcext:value-type="float">
            <text:p>298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g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1" calcext:value-type="float">
            <text:p>133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56" calcext:value-type="float">
            <text:p>468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45" calcext:value-type="float">
            <text:p>472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w ti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5" calcext:value-type="float">
            <text:p>674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7" calcext:value-type="float">
            <text:p>674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oth 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3" calcext:value-type="float">
            <text:p>186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8" calcext:value-type="float">
            <text:p>1323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1" calcext:value-type="float">
            <text:p>128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th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2" calcext:value-type="float">
            <text:p>315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8" calcext:value-type="float">
            <text:p>245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2" calcext:value-type="float">
            <text:p>292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4" calcext:value-type="float">
            <text:p>2856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5" calcext:value-type="float">
            <text:p>283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1" calcext:value-type="float">
            <text:p>277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3" calcext:value-type="float">
            <text:p>260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9" calcext:value-type="float">
            <text:p>212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7" calcext:value-type="float">
            <text:p>215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2" calcext:value-type="float">
            <text:p>192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8" calcext:value-type="float">
            <text:p>192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5" calcext:value-type="float">
            <text:p>336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32" calcext:value-type="float">
            <text:p>687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7" calcext:value-type="float">
            <text:p>336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9" calcext:value-type="float">
            <text:p>336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1" calcext:value-type="float">
            <text:p>176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57" calcext:value-type="float">
            <text:p>794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6" calcext:value-type="float">
            <text:p>721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5" calcext:value-type="float">
            <text:p>721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59" calcext:value-type="float">
            <text:p>699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37" calcext:value-type="float">
            <text:p>490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57" calcext:value-type="float">
            <text:p>468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60" calcext:value-type="float">
            <text:p>448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16" calcext:value-type="float">
            <text:p>437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7" calcext:value-type="float">
            <text:p>405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4" calcext:value-type="float">
            <text:p>404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9" calcext:value-type="float">
            <text:p>396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12" calcext:value-type="float">
            <text:p>396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61" calcext:value-type="float">
            <text:p>375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29" calcext:value-type="float">
            <text:p>372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8" calcext:value-type="float">
            <text:p>358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2" calcext:value-type="float">
            <text:p>337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7" calcext:value-type="float">
            <text:p>168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ver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yjama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der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3" calcext:value-type="float">
            <text:p>161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3" calcext:value-type="float">
            <text:p>106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6" calcext:value-type="float">
            <text:p>255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4" calcext:value-type="float">
            <text:p>286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b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8" calcext:value-type="float">
            <text:p>282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ports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5" calcext:value-type="float">
            <text:p>274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8" calcext:value-type="float">
            <text:p>272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1" calcext:value-type="float">
            <text:p>272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5" calcext:value-type="float">
            <text:p>250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6" calcext:value-type="float">
            <text:p>247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6" calcext:value-type="float">
            <text:p>236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5" calcext:value-type="float">
            <text:p>308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1" calcext:value-type="float">
            <text:p>307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8" calcext:value-type="float">
            <text:p>356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4" calcext:value-type="float">
            <text:p>357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3" calcext:value-type="float">
            <text:p>222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76" calcext:value-type="float">
            <text:p>472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71" calcext:value-type="float">
            <text:p>46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66" calcext:value-type="float">
            <text:p>468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1" calcext:value-type="float">
            <text:p>43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54" calcext:value-type="float">
            <text:p>409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2" calcext:value-type="float">
            <text:p>399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0" calcext:value-type="float">
            <text:p>399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8" calcext:value-type="float">
            <text:p>39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4" calcext:value-type="float">
            <text:p>390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6" calcext:value-type="float">
            <text:p>375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4" calcext:value-type="float">
            <text:p>367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9" calcext:value-type="float">
            <text:p>362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7" calcext:value-type="float">
            <text:p>362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8" calcext:value-type="float">
            <text:p>262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3" calcext:value-type="float">
            <text:p>97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edding 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ow 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6" calcext:value-type="float">
            <text:p>105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3" calcext:value-type="float">
            <text:p>19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8" calcext:value-type="float">
            <text:p>143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0" calcext:value-type="float">
            <text:p>1657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9" calcext:value-type="float">
            <text:p>162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2" calcext:value-type="float">
            <text:p>165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7" calcext:value-type="float">
            <text:p>3366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1" calcext:value-type="float">
            <text:p>323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1" calcext:value-type="float">
            <text:p>327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8" calcext:value-type="float">
            <text:p>336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7" calcext:value-type="float">
            <text:p>359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28" calcext:value-type="float">
            <text:p>354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7" calcext:value-type="float">
            <text:p>305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5" calcext:value-type="float">
            <text:p>315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9" calcext:value-type="float">
            <text:p>294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8" calcext:value-type="float">
            <text:p>2944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6" calcext:value-type="float">
            <text:p>286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7" calcext:value-type="float">
            <text:p>27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3" calcext:value-type="float">
            <text:p>268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7" calcext:value-type="float">
            <text:p>242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1" calcext:value-type="float">
            <text:p>239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3" calcext:value-type="float">
            <text:p>237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1" calcext:value-type="float">
            <text:p>372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19" calcext:value-type="float">
            <text:p>514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indfo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9" calcext:value-type="float">
            <text:p>37279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5" calcext:value-type="float">
            <text:p>224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9" calcext:value-type="float">
            <text:p>84019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19" calcext:value-type="float">
            <text:p>831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74" calcext:value-type="float">
            <text:p>777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0" calcext:value-type="float">
            <text:p>745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96" calcext:value-type="float">
            <text:p>714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82" calcext:value-type="float">
            <text:p>707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31" calcext:value-type="float">
            <text:p>68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62" calcext:value-type="float">
            <text:p>680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66" calcext:value-type="float">
            <text:p>679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33" calcext:value-type="float">
            <text:p>679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04" calcext:value-type="float">
            <text:p>674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8" calcext:value-type="float">
            <text:p>518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ye mask</text:p>
          </table:table-cell>
          <table:table-cell office:value-type="string" calcext:value-type="string">
            <text:p>blindfo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21" calcext:value-type="float">
            <text:p>485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8" calcext:value-type="float">
            <text:p>374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1" calcext:value-type="float">
            <text:p>459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87" calcext:value-type="float">
            <text:p>446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93" calcext:value-type="float">
            <text:p>432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27" calcext:value-type="float">
            <text:p>425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4" calcext:value-type="float">
            <text:p>420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3" calcext:value-type="float">
            <text:p>417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04" calcext:value-type="float">
            <text:p>3930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17" calcext:value-type="float">
            <text:p>385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9" calcext:value-type="float">
            <text:p>165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port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3" calcext:value-type="float">
            <text:p>1168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5" calcext:value-type="float">
            <text:p>128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5" calcext:value-type="float">
            <text:p>129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dress 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ow 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ydran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1" calcext:value-type="float">
            <text:p>192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3" calcext:value-type="float">
            <text:p>197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4" calcext:value-type="float">
            <text:p>197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4" calcext:value-type="float">
            <text:p>1974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3" calcext:value-type="float">
            <text:p>198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1" calcext:value-type="float">
            <text:p>198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6" calcext:value-type="float">
            <text:p>208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4" calcext:value-type="float">
            <text:p>209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rench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4" calcext:value-type="float">
            <text:p>211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3" calcext:value-type="float">
            <text:p>192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0" calcext:value-type="float">
            <text:p>211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5" calcext:value-type="float">
            <text:p>1878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6" calcext:value-type="float">
            <text:p>168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9" calcext:value-type="float">
            <text:p>149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8" calcext:value-type="float">
            <text:p>18398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7" calcext:value-type="float">
            <text:p>169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8" calcext:value-type="float">
            <text:p>308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5" calcext:value-type="float">
            <text:p>244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ensu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8" calcext:value-type="float">
            <text:p>246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9" calcext:value-type="float">
            <text:p>2465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3" calcext:value-type="float">
            <text:p>254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4" calcext:value-type="float">
            <text:p>260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0" calcext:value-type="float">
            <text:p>271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8" calcext:value-type="float">
            <text:p>283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8" calcext:value-type="float">
            <text:p>288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0" calcext:value-type="float">
            <text:p>2899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bean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1" calcext:value-type="float">
            <text:p>242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8" calcext:value-type="float">
            <text:p>297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4" calcext:value-type="float">
            <text:p>298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seball mit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ensu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7" calcext:value-type="float">
            <text:p>225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2" calcext:value-type="float">
            <text:p>198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3" calcext:value-type="float">
            <text:p>2119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2" calcext:value-type="float">
            <text:p>217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8" calcext:value-type="float">
            <text:p>230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6" calcext:value-type="float">
            <text:p>324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9" calcext:value-type="float">
            <text:p>2386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aseball 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7" calcext:value-type="float">
            <text:p>240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rtle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7" calcext:value-type="float">
            <text:p>807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7" calcext:value-type="float">
            <text:p>332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71" calcext:value-type="float">
            <text:p>455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81" calcext:value-type="float">
            <text:p>466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68" calcext:value-type="float">
            <text:p>4876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50" calcext:value-type="float">
            <text:p>503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42" calcext:value-type="float">
            <text:p>508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28" calcext:value-type="float">
            <text:p>522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33" calcext:value-type="float">
            <text:p>4503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ng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2" calcext:value-type="float">
            <text:p>674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36" calcext:value-type="float">
            <text:p>736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15" calcext:value-type="float">
            <text:p>785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16" calcext:value-type="float">
            <text:p>831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37" calcext:value-type="float">
            <text:p>834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5" calcext:value-type="float">
            <text:p>197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47" calcext:value-type="float">
            <text:p>450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7" calcext:value-type="float">
            <text:p>347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1" calcext:value-type="float">
            <text:p>358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5" calcext:value-type="float">
            <text:p>362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7" calcext:value-type="float">
            <text:p>365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5" calcext:value-type="float">
            <text:p>3724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4" calcext:value-type="float">
            <text:p>400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6" calcext:value-type="float">
            <text:p>405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4" calcext:value-type="float">
            <text:p>197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5" calcext:value-type="float">
            <text:p>197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7" calcext:value-type="float">
            <text:p>103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ny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4" calcext:value-type="float">
            <text:p>1949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7" calcext:value-type="float">
            <text:p>111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7" calcext:value-type="float">
            <text:p>1688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8" calcext:value-type="float">
            <text:p>1688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9" calcext:value-type="float">
            <text:p>1732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5" calcext:value-type="float">
            <text:p>18295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3" calcext:value-type="float">
            <text:p>184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6" calcext:value-type="float">
            <text:p>191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1" calcext:value-type="float">
            <text:p>1949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rtslee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1" calcext:value-type="float">
            <text:p>192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7" calcext:value-type="float">
            <text:p>1427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rain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ot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1" calcext:value-type="float">
            <text:p>119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under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7" calcext:value-type="float">
            <text:p>3603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4" calcext:value-type="float">
            <text:p>392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8" calcext:value-type="float">
            <text:p>390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46" calcext:value-type="float">
            <text:p>3864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5" calcext:value-type="float">
            <text:p>3843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8" calcext:value-type="float">
            <text:p>382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7" calcext:value-type="float">
            <text:p>39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7" calcext:value-type="float">
            <text:p>38097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02" calcext:value-type="float">
            <text:p>369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6" calcext:value-type="float">
            <text:p>361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7" calcext:value-type="float">
            <text:p>372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7" calcext:value-type="float">
            <text:p>4044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0" calcext:value-type="float">
            <text:p>3993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awl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2" calcext:value-type="float">
            <text:p>4167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ports 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9" calcext:value-type="float">
            <text:p>4177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win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6" calcext:value-type="float">
            <text:p>417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6" calcext:value-type="float">
            <text:p>4003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3" calcext:value-type="float">
            <text:p>406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89" calcext:value-type="float">
            <text:p>4038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8" calcext:value-type="float">
            <text:p>359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ports 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6" calcext:value-type="float">
            <text:p>3588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6" calcext:value-type="float">
            <text:p>3236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5" calcext:value-type="float">
            <text:p>3235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m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6" calcext:value-type="float">
            <text:p>3227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2" calcext:value-type="float">
            <text:p>319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9" calcext:value-type="float">
            <text:p>316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6" calcext:value-type="float">
            <text:p>3139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0" calcext:value-type="float">
            <text:p>3015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range 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4" calcext:value-type="float">
            <text:p>3013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7:17:16.926132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17:46.655204857</dc:date>
    <meta:editing-duration>PT18M15S</meta:editing-duration>
    <meta:editing-cycles>7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